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0.00375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ppels de cases de tableau se font avec la bonne dimension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3-29T16:29:17Z</dc:date>
    <meta:editing-cycles>7</meta:editing-cycles>
    <meta:editing-duration>PT12282S</meta:editing-duration>
  </office:meta>
</office:document-meta>
</file>